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font-name="Arial1"/>
    </style:style>
    <style:style style:name="P7" style:family="paragraph" style:parent-style-name="Standard" style:list-style-name="L1">
      <style:text-properties style:font-name="Arial1" officeooo:paragraph-rsid="000d6148"/>
    </style:style>
    <style:style style:name="P8" style:family="paragraph" style:parent-style-name="Standard" style:list-style-name="L2">
      <style:text-properties style:font-name="Arial1"/>
    </style:style>
    <style:style style:name="P9" style:family="paragraph" style:parent-style-name="Standard" style:list-style-name="L3">
      <style:text-properties style:font-name="Arial1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paragraph-properties>
        <style:tab-stops>
          <style:tab-stop style:position="9.948cm"/>
        </style:tab-stops>
      </style:paragraph-properties>
    </style:style>
    <style:style style:name="P12" style:family="paragraph" style:parent-style-name="Standard" style:list-style-name="L3"/>
    <style:style style:name="P13" style:family="paragraph" style:parent-style-name="Standard" style:list-style-name="L3">
      <style:text-properties style:font-name="Courier New"/>
    </style:style>
    <style:style style:name="P14" style:family="paragraph" style:parent-style-name="Standard" style:list-style-name="L4"/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T3" style:family="text">
      <style:text-properties officeooo:rsid="000d6148"/>
    </style:style>
    <style:style style:name="T4" style:family="text">
      <style:text-properties officeooo:rsid="00118dc9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: test_4</text:p>
      <text:p text:style-name="Standard"/>
      <text:p text:style-name="Standard">Initial stage: make a working directory, for example <text:span text:style-name="T1">/tmp/test_4</text:span></text:p>
      <text:p text:style-name="Standard">Note: when no precision is given, let the default values.</text:p>
      <text:h text:style-name="Heading_20_1" text:outline-level="1">Creation of the initial mesh</text:h>
      <text:p text:style-name="Standard">Module GEOM: create a box with size (<text:span text:style-name="T3">6</text:span>00, 400, 200)</text:p>
      <text:p text:style-name="Standard"/>
      <text:p text:style-name="Standard">Module SMESH :</text:p>
      <text:list xml:id="list496602109576325341" text:style-name="L1">
        <text:list-item>
          <text:p text:style-name="P5">Create an hexahedral (i,j,k) mesh <text:s/><text:span text:style-name="T2">onto the box</text:span></text:p>
        </text:list-item>
        <text:list-item>
          <text:p text:style-name="P6">Hypothesis for the face : « quadrangle mapping » standard</text:p>
        </text:list-item>
        <text:list-item>
          <text:p text:style-name="P7">Hypothesis for the edges: « <text:span text:style-name="T4">Wire Discretisation</text:span> » <text:span text:style-name="T3">with</text:span> « <text:span text:style-name="T4">Local Length</text:span> » <text:span text:style-name="T3">= </text:span>40</text:p>
        </text:list-item>
        <text:list-item>
          <text:p text:style-name="P6">Export teh mesh under the MED format</text:p>
        </text:list-item>
      </text:list>
      <text:p text:style-name="P2"/>
      <text:h text:style-name="Heading_20_1" text:outline-level="1">Creation of the case</text:h>
      <text:p text:style-name="Standard">HOMARD menu, tab « <text:span text:style-name="T1">New case</text:span> »</text:p>
      <text:p text:style-name="Standard"/>
      <text:p text:style-name="Standard">In this new window:</text:p>
      <text:list xml:id="list8489269056724530422" text:style-name="L2">
        <text:list-item>
          <text:p text:style-name="P10">Directory: select the working directory created above</text:p>
        </text:list-item>
        <text:list-item>
          <text:p text:style-name="P11">Mesh: select the file<text:span text:style-name="T2"> that was created before</text:span></text:p>
        </text:list-item>
      </text:list>
      <text:p text:style-name="Standard"/>
      <text:p text:style-name="Standard">Validate the creation of the case by the button « <text:span text:style-name="T1">OK</text:span> ».</text:p>
      <text:p text:style-name="Standard">The case <text:span text:style-name="T1">Case_1</text:span> and the initial iteration <text:span text:style-name="T1">MESH</text:span><text:span text:style-name="T2"> are included in the object browser.</text:span></text:p>
      <text:h text:style-name="Heading_20_1" text:outline-level="1">The first iteration</text:h>
      <text:p text:style-name="Heading_20_2">Creation of a new iteration</text:p>
      <text:p text:style-name="Standard">Select with the mouse (left) the initial iteration <text:span text:style-name="T1">MESH</text:span>, then (right) select the tab « <text:span text:style-name="T1">Next iteration</text:span> »</text:p>
      <text:p text:style-name="Standard"/>
      <text:p text:style-name="Standard">In this new window:</text:p>
      <text:list xml:id="list165735121579644" text:continue-list="list8489269056724530422" text:style-name="L2">
        <text:list-item text:start-value="1">
          <text:p text:style-name="P10"><text:span text:style-name="T1">M</text:span><text:span text:style-name="T2">esh n+1: modify the default value by giving</text:span><text:span text:style-name="T1"> M_1</text:span></text:p>
        </text:list-item>
        <text:list-item>
          <text:p text:style-name="P10"><text:span text:style-name="T2">Click « </text:span><text:span text:style-name="T1">Hypothesis / New</text:span><text:span text:style-name="T2"> »</text:span></text:p>
        </text:list-item>
      </text:list>
      <text:p text:style-name="Standard"/>
      <text:p text:style-name="Heading_20_2">Creation of the first hypothesis</text:p>
      <text:p text:style-name="Standard">In this new window:</text:p>
      <text:list xml:id="list165736302029320" text:continue-list="list165735121579644" text:style-name="L2">
        <text:list-item text:start-value="1">
          <text:p text:style-name="P8">Hypothesis Name: modify the default value by giving <text:span text:style-name="T1">Zone_1</text:span></text:p>
        </text:list-item>
        <text:list-item text:start-value="1">
          <text:p text:style-name="P8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and is empty. Click <text:span text:style-name="T1">New</text:span>.</text:p>
      <text:p text:style-name="Standard"/>
      <text:p text:style-name="Standard">In this new window:</text:p>
      <text:list xml:id="list1106910925740562213" text:style-name="L3">
        <text:list-item text:start-value="1">
          <text:p text:style-name="P12">X mini: modify the default value by giving <text:span text:style-name="T1">-2.</text:span></text:p>
        </text:list-item>
        <text:list-item>
          <text:p text:style-name="P12"><text:span text:style-name="T2">X maxi: modify the default value by giving </text:span><text:span text:style-name="T1">202.</text:span></text:p>
        </text:list-item>
        <text:list-item>
          <text:p text:style-name="P12"><text:span text:style-name="T2">Y mini: modify the default value by giving </text:span><text:span text:style-name="T1">98.</text:span></text:p>
        </text:list-item>
        <text:list-item>
          <text:p text:style-name="P13"><text:span text:style-name="T2">Y maxi: modify the default value by giving </text:span>302</text:p>
        </text:list-item>
        <text:list-item>
          <text:p text:style-name="P13"><text:span text:style-name="T2">Z mini: modify the default value by giving </text:span>158.</text:p>
        </text:list-item>
        <text:list-item>
          <text:p text:style-name="P13"><text:span text:style-name="T2">Z maxi: modify the default value by giving </text:span>202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1</text:span> is added to the list. Check the column for the refinement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1</text:span> is included in the list of hypotheses</text:p>
      <text:p text:style-name="P3"><text:soft-page-break/></text:p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1</text:span><text:span text:style-name="T2"> is added to the object browser with an icon meaning that the iteration is not computed. The hypothesis </text:span><text:span text:style-name="T1">Hypo_1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1</text:span>, then select the tab « <text:span text:style-name="T1">Compute and publish</text:span> ».</text:p>
      <text:p text:style-name="Standard"><text:span text:style-name="T2">The icon of the iteration </text:span><text:span text:style-name="T1">Iter_1</text:span><text:span text:style-name="T2"> means that the iteration is computed. Under the iteration, the object browser grew rich of three files: both first ones are files text, being able to be displayed by the choice « </text:span><text:span text:style-name="T1">Show file</text:span><text:span text:style-name="T2"> »; the third is the file med, containing the produced mesh, for information.</text:span></text:p>
      <text:p text:style-name="Standard"><text:span text:style-name="T2">In the module SMESH, the mesh </text:span><text:span text:style-name="T1">M_1</text:span><text:span text:style-name="T2"> appears with the icon of a produced mesh.</text:span></text:p>
      <text:h text:style-name="Heading_20_1" text:outline-level="1">The second iteration</text:h>
      <text:p text:style-name="Heading_20_2">Creation of a new iteration</text:p>
      <text:p text:style-name="Standard">Select with the mouse the iteration <text:span text:style-name="T1">Iter_1</text:span>, then select the tab « <text:span text:style-name="T1">Next iteration</text:span> »</text:p>
      <text:p text:style-name="Standard"/>
      <text:p text:style-name="Standard">In this new window:</text:p>
      <text:list xml:id="list4905796333378174426" text:style-name="L4">
        <text:list-item text:start-value="1">
          <text:p text:style-name="P14"><text:span text:style-name="T1">M</text:span><text:span text:style-name="T2">esh n+1: modify the default value by giving </text:span><text:span text:style-name="T1">M_2</text:span></text:p>
        </text:list-item>
        <text:list-item>
          <text:p text:style-name="P14"><text:span text:style-name="T2">Click « </text:span><text:span text:style-name="T1">Hypothesis / New</text:span><text:span text:style-name="T2"> »</text:span></text:p>
        </text:list-item>
      </text:list>
      <text:p text:style-name="Heading_20_2">Creation of a new hypothesis</text:p>
      <text:p text:style-name="Standard">In this new window:</text:p>
      <text:list xml:id="list165735638340015" text:continue-list="list1106910925740562213" text:style-name="L3">
        <text:list-item text:start-value="1">
          <text:p text:style-name="P9">Hypothesis Name: modify the default value by giving <text:span text:style-name="T1">Zones_1_et_2</text:span></text:p>
        </text:list-item>
        <text:list-item>
          <text:p text:style-name="P9">Type of adaptation: select the button « <text:span text:style-name="T1">With geometrical zones</text:span> »</text:p>
        </text:list-item>
      </text:list>
      <text:p text:style-name="P2"/>
      <text:p text:style-name="P2">The list « <text:span text:style-name="T1">Zone Management</text:span> » is shown with the previous zone Zone_1. Click <text:span text:style-name="T1">New</text:span>.</text:p>
      <text:p text:style-name="Standard"/>
      <text:p text:style-name="Standard">In this new window:</text:p>
      <text:list xml:id="list165736848592627" text:continue-list="list165735638340015" text:style-name="L3">
        <text:list-item text:start-value="1">
          <text:p text:style-name="P12">Selectionner the button « sphere »</text:p>
        </text:list-item>
        <text:list-item>
          <text:p text:style-name="P12"><text:span text:style-name="T2">X centre: modify the default value by giving </text:span><text:span text:style-name="T1">200.</text:span></text:p>
        </text:list-item>
        <text:list-item>
          <text:p text:style-name="P12"><text:span text:style-name="T2">Y centre: modify the default value by giving </text:span><text:span text:style-name="T1">120.</text:span></text:p>
        </text:list-item>
        <text:list-item>
          <text:p text:style-name="P12"><text:span text:style-name="T2">Z centre: modify the default value by giving </text:span><text:span text:style-name="T1">120.</text:span></text:p>
        </text:list-item>
        <text:list-item>
          <text:p text:style-name="P13"><text:span text:style-name="T2">Radius: modify the default value by giving </text:span>50.</text:p>
        </text:list-item>
      </text:list>
      <text:p text:style-name="P2">Validate the creation of the zone by the button « <text:span text:style-name="T1">OK</text:span> ». Back to the creation of an hypothesis. The zone <text:span text:style-name="T1">Zone_2</text:span> is added to the list. Check the column « <text:span text:style-name="T1">Refinement</text:span> » for this zone. Unchek all the columns for the zone Zone_1.</text:p>
      <text:p text:style-name="P2"/>
      <text:p text:style-name="P2">Validate the creation of the hypothesis by the button « <text:span text:style-name="T1">OK</text:span> ». The window of the creation of a new iteration is back. The hypothesis <text:span text:style-name="T1">Hypo_2</text:span> is included in the list of hypotheses</text:p>
      <text:p text:style-name="Standard"/>
      <text:p text:style-name="Heading_20_2">Validation of the iteration</text:p>
      <text:p text:style-name="Standard">Validate the creation of the iteration by the button « <text:span text:style-name="T1">OK</text:span> ». Under the case <text:span text:style-name="T1">Case_1</text:span><text:span text:style-name="T2">, t</text:span>he iteration <text:span text:style-name="T1">Iter_2</text:span><text:span text:style-name="T2"> is added to the object browser with an icon meaning that the iteration is not computed. The hypothesis </text:span><text:span text:style-name="T1">Hypo_2</text:span><text:span text:style-name="T2"> is added under the tab Hypotheses in the object browser.</text:span></text:p>
      <text:p text:style-name="Standard"/>
      <text:p text:style-name="Heading_20_2">Compute the iteration</text:p>
      <text:p text:style-name="Standard">With the mouse, select the iteration <text:span text:style-name="T1">Iter_2</text:span>, then select the tab « <text:span text:style-name="T1">Compute and publish</text:span> ». The same comments as for <text:span text:style-name="T1">Iter1</text:span>.</text:p>
      <text:p text:style-name="P4"/>
      <text:h text:style-name="Heading_20_1" text:outline-level="1">Controls</text:h>
      <text:p text:style-name="Standard">Set apart date, the file that is produced in the working directory <text:span text:style-name="T1">I03/apad.03.bilan</text:span> must be identical to the file <text:span text:style-name="T1">test_4.apad.03.bilan</text:span> which is in the reference directory of the cases-tests.</text:p>
      <text:p text:style-name="Standard">If a dump python is made, the produced file must be similar to the file <text:span text:style-name="T1">test_4.py</text:span> which is in the reference directory of the cases-tes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Arial" fo:font-size="12pt" fo:language="fr" fo:country="FR" style:font-name-asian="Bitstream Vera Sans" style:font-size-asian="12pt" style:language-asian="fr" style:country-asian="FR" style:font-name-complex="Bitstream Vera San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fo:font-size="20pt" fo:font-weight="bold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21cm" fo:margin-bottom="0cm" loext:contextual-spacing="false" fo:text-align="start" style:justify-single-word="false" style:page-number="auto" fo:background-color="transparent" style:shadow="none">
        <style:tab-stops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2cm" fo:margin-bottom="0cm" loext:contextual-spacing="false" fo:text-align="start" style:justify-single-word="false" style:page-numb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10-01T09:27:30</meta:creation-date>
    <dc:date>2020-10-28T16:57:20.282561442</dc:date>
    <dc:language>fr-FR</dc:language>
    <meta:editing-cycles>68</meta:editing-cycles>
    <meta:editing-duration>PT17M8S</meta:editing-duration>
    <meta:document-statistic meta:table-count="0" meta:image-count="0" meta:object-count="0" meta:page-count="3" meta:paragraph-count="69" meta:word-count="855" meta:character-count="4573" meta:non-whitespace-character-count="3816"/>
    <meta:user-defined meta:name="Info 1"/>
    <meta:user-defined meta:name="Info 2"/>
    <meta:user-defined meta:name="Info 3"/>
    <meta:user-defined meta:name="Info 4"/>
  </office:meta>
</office:document-meta>
</file>